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fccf" officeooo:paragraph-rsid="0015fccf"/>
    </style:style>
    <style:style style:name="T1" style:family="text">
      <style:text-properties officeooo:rsid="00144e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assical Mechanics - Revisited</text:p>
      <text:h text:style-name="Heading_20_1" text:outline-level="1">Position</text:h>
      <text:h text:style-name="Heading_20_1" text:outline-level="1">Momentum</text:h>
      <text:h text:style-name="Heading_20_1" text:outline-level="1">Center of Mass</text:h>
      <text:h text:style-name="Heading_20_1" text:outline-level="1">Reduce Mass</text:h>
      <text:h text:style-name="Heading_20_1" text:outline-level="1">Lagrangian</text:h>
      <text:h text:style-name="Heading_20_1" text:outline-level="1">Hamiltonian</text:h>
      <text:h text:style-name="Heading_20_1" text:outline-level="1"><text:span text:style-name="T1">Principle of Least </text:span>Action</text:h>
      <text:p text:style-name="P1">The principle of least action focuses on finding the path that a particle can travel that requires the least amount of time to travel between two fixed points in space.</text:p>
      <text:p text:style-name="P1">A demonstration of this principle </text:p>
      <text:h text:style-name="Heading_20_1" text:outline-level="1"><text:soft-page-break/>Elastic and Inelastic Collisions</text:h>
      <text:h text:style-name="Heading_20_1" text:outline-level="1">Physical State</text:h>
      <text:h text:style-name="Heading_20_1" text:outline-level="1"/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8-29T07:16:57.127499188</dc:date>
    <meta:editing-duration>P1DT16H39M12S</meta:editing-duration>
    <meta:editing-cycles>4</meta:editing-cycles>
    <meta:document-statistic meta:table-count="0" meta:image-count="0" meta:object-count="0" meta:page-count="2" meta:paragraph-count="12" meta:word-count="58" meta:character-count="366" meta:non-whitespace-character-count="319"/>
  </office:meta>
</office:document-meta>
</file>